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1" svg:font-family="'Comic Sans MS'" style:font-adornments="Normalny" style:font-family-generic="script"/>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omyślnie-title">
      <style:graphic-properties draw:auto-grow-height="true" fo:min-height="3.506cm"/>
    </style:style>
    <style:style style:name="pr2" style:family="presentation" style:parent-style-name="Domyślnie-outline1">
      <style:graphic-properties fo:min-height="11.929cm"/>
    </style:style>
    <style:style style:name="pr3" style:family="presentation" style:parent-style-name="Domyślnie-notes">
      <style:graphic-properties draw:fill-color="#ffffff" fo:min-height="13.364cm"/>
    </style:style>
    <style:style style:name="pr4" style:family="presentation" style:parent-style-name="Domyślnie-title">
      <style:graphic-properties fo:min-height="3.506cm"/>
    </style:style>
    <style:style style:name="P1" style:family="paragraph">
      <style:paragraph-properties fo:margin-left="0cm" fo:margin-right="0cm" fo:text-indent="0cm"/>
      <style:text-properties style:font-name="Comic Sans MS"/>
    </style:style>
    <style:style style:name="P2" style:family="paragraph">
      <style:paragraph-properties fo:margin-left="0cm" fo:margin-right="0cm" fo:text-indent="0cm"/>
      <style:text-properties style:font-name="Comic Sans MS" fo:font-size="26pt" style:font-size-asian="26pt" style:font-size-complex="26pt"/>
    </style:style>
    <style:style style:name="P3" style:family="paragraph">
      <style:text-properties style:font-name="Comic Sans MS" fo:font-size="26pt" style:font-size-asian="26pt" style:font-size-complex="26pt"/>
    </style:style>
    <style:style style:name="P4" style:family="paragraph">
      <style:text-properties style:font-name="Comic Sans MS"/>
    </style:style>
    <style:style style:name="P5" style:family="paragraph">
      <style:text-properties style:font-name="Comic Sans MS" fo:font-size="22pt" style:font-size-asian="22pt" style:font-size-complex="22pt"/>
    </style:style>
    <style:style style:name="P6" style:family="paragraph">
      <style:text-properties style:font-name="Comic Sans MS" fo:font-size="24pt" style:font-size-asian="24pt" style:font-size-complex="24pt"/>
    </style:style>
    <style:style style:name="P7" style:family="paragraph">
      <style:text-properties fo:font-size="20pt"/>
    </style:style>
    <style:style style:name="P8" style:family="paragraph">
      <style:text-properties style:font-name="Comic Sans MS" fo:font-weight="normal" style:font-weight-asian="normal" style:font-weight-complex="normal"/>
    </style:style>
    <style:style style:name="T1" style:family="text">
      <style:text-properties style:font-name="Comic Sans MS"/>
    </style:style>
    <style:style style:name="T2" style:family="text">
      <style:text-properties style:font-name="Comic Sans MS" fo:font-size="26pt" style:font-size-asian="26pt" style:font-size-complex="26pt"/>
    </style:style>
    <style:style style:name="T3" style:family="text">
      <style:text-properties style:font-name="Comic Sans MS" fo:font-size="24pt" style:font-size-asian="24pt" style:font-size-complex="24pt"/>
    </style:style>
    <style:style style:name="T4" style:family="text">
      <style:text-properties style:font-name="Comic Sans MS1" fo:font-size="24pt" style:font-name-asian="Comic Sans MS1" style:font-size-asian="24pt" style:font-name-complex="Comic Sans MS1" style:font-size-complex="24pt"/>
    </style:style>
    <style:style style:name="T5" style:family="text">
      <style:text-properties style:font-name="Comic Sans MS" fo:font-size="22pt" style:font-size-asian="22pt" style:font-size-complex="22pt"/>
    </style:style>
    <style:style style:name="T6" style:family="text">
      <style:text-properties style:font-name="Comic Sans M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1">
        <draw:frame presentation:style-name="pr1" draw:text-style-name="P1" draw:layer="layout" svg:width="25.199cm" svg:height="3.506cm" svg:x="1.4cm" svg:y="0.837cm" presentation:class="title">
          <draw:text-box>
            <text:list text:style-name="L1">
              <text:list-header>
                <text:p text:style-name="P1"><text:span text:style-name="T1">Wielkie odkrycia geograficzne</text:span></text:p>
              </text:list-header>
            </text:list>
          </draw:text-box>
        </draw:frame>
        <draw:frame presentation:style-name="pr2" draw:text-style-name="P3" draw:layer="layout" svg:width="25.199cm" svg:height="12.179cm" svg:x="1.4cm" svg:y="4.914cm" presentation:class="outline">
          <draw:text-box>
            <text:list text:style-name="L2">
              <text:list-header>
                <text:p text:style-name="P2"><text:span text:style-name="T2">Odkrycia geograficzne prowadzone były przez europejskich żeglarzy na przełomie XV i XVI wieku. Były to dokonania mające na celu lepsze poznanie świata, rozwinięcie badań oraz zdobycia nowych dóbr i roślin. Zaangażowane były w nie takie potęgi morskie jak Hiszpania, Portugalia, Francja oraz Włochy jak i również Anglia i Holandia </text:span></text:p>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1T1">
        <draw:frame presentation:style-name="pr4" draw:text-style-name="P4" draw:layer="layout" svg:width="25.199cm" svg:height="4.337cm" svg:x="1.4cm" svg:y="0.422cm" presentation:class="title" presentation:user-transformed="true">
          <draw:text-box>
            <text:p text:style-name="P4"><text:span text:style-name="T1">Przyczyny rozpoczęcia odkryć geograficznych</text:span></text:p>
          </draw:text-box>
        </draw:frame>
        <draw:frame presentation:style-name="pr2" draw:text-style-name="P5" draw:layer="layout" svg:width="25.199cm" svg:height="12.179cm" svg:x="1.4cm" svg:y="4.914cm" presentation:class="outline">
          <draw:text-box>
            <text:list text:style-name="L2">
              <text:list-header>
                <text:p text:style-name="P5"><text:span text:style-name="T3">Szczególnie na rozpoczęcie odkryć geograficznych przyczyniły się wydarzenia takie </text:span></text:p>
                <text:p text:style-name="P5"><text:span text:style-name="T3">jak:</text:span></text:p>
                <text:p text:style-name="P5"><text:span text:style-name="T4">◊ </text:span><text:span text:style-name="T3">Odkrycie Ameryki w 1492 roku przez Krzysztofa Kolumba.</text:span></text:p>
                <text:p text:style-name="P5"><text:span text:style-name="T4">◊ </text:span><text:span text:style-name="T3">Opłynięcie Przylądka Dobrej Nadziei przez Diasa w</text:span><text:span text:style-name="T5"> </text:span><text:span text:style-name="T3">1488 <text:s text:c="4"/>roku.</text:span></text:p>
                <text:p text:style-name="P5"><text:span text:style-name="T4">◊ </text:span><text:span text:style-name="T3">Podróz Vasco da Gamy do Indii w 1498 roku.</text:span></text:p>
                <text:p text:style-name="P5"><text:span text:style-name="T4">◊ </text:span><text:span text:style-name="T4">Podróż dookoła świata Ferdynanda Magellana w latach 1519-22</text:span></text:p>
                <text:p text:style-name="P5"><text:span text:style-name="T3"/></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1T1">
        <draw:frame presentation:style-name="pr4" draw:text-style-name="P4" draw:layer="layout" svg:width="25.199cm" svg:height="3.506cm" svg:x="1.4cm" svg:y="0.837cm" presentation:class="title">
          <draw:text-box>
            <text:p text:style-name="P4"><text:span text:style-name="T1">Odkrycie Ameryki</text:span></text:p>
          </draw:text-box>
        </draw:frame>
        <draw:frame presentation:style-name="pr2" draw:text-style-name="P6" draw:layer="layout" svg:width="25.199cm" svg:height="13.886cm" svg:x="1.801cm" svg:y="4.914cm" presentation:class="outline" presentation:user-transformed="true">
          <draw:text-box>
            <text:list text:style-name="L2">
              <text:list-header>
                <text:p text:style-name="P6"><text:span text:style-name="T3">Przede wszystkim celem każdego odkrywcy było znalezienie jak najlepszej drogi morskiej do Indii z której pozyskiwano przyprawy i cenne kruszce. Jedyny szlak do Indii znany przed odkryciem Kolumba prowadził przez Konstantynopol. Jednak w 1453 roku Turkowie Osmańscy zdobyli to miasto co doprowadziło do kryzysu gospodarczego. Nie dało się uniknąć pośredniego transportu przypraw przez Konstantynopol. Co działało na korzyść władców tych terenów czyli Turków ,a na niekorzyść państwom Europy. Ceny przypraw zostały wywindowane w górę ,za ziarno pieprzu trzeba <text:s/>było wówczas zapłacić tej samej wielkości grudkę srebra.</text:span></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1">
        <draw:frame presentation:style-name="pr4" draw:text-style-name="P4" draw:layer="layout" svg:width="25.199cm" svg:height="3.506cm" svg:x="1.4cm" svg:y="0.837cm" presentation:class="title">
          <draw:text-box>
            <text:p text:style-name="P4"><text:span text:style-name="T1">Odkrycie Ameryki </text:span></text:p>
          </draw:text-box>
        </draw:frame>
        <draw:frame presentation:style-name="pr2" draw:text-style-name="P6" draw:layer="layout" svg:width="25.199cm" svg:height="12.179cm" svg:x="1.4cm" svg:y="4.914cm" presentation:class="outline">
          <draw:text-box>
            <text:list text:style-name="L2">
              <text:list-header>
                <text:p text:style-name="P6"><text:span text:style-name="T3">Aby usunąć ten ekonomiczny problem oraz ominąć płacenie arabskim kupcom za przyprawy do poszukiwania nowej drogi wodnej włączyły się takie kraje jak Portugalia oraz Hiszpania. Od strony Hiszpańskiej wystąpił włoski żeglarz Krzysztof Kolumb z teorią ,której wynikało ,że najkrótsza droga do Indii prowadzi na zachód przez Ocean Atlantycki. Swoją teorie poparł twierdzaniami sławnego wówczas uczonego Toscanellego. Uczony ten twierdził,że obwód Ziemii jest mniejszy niż zakładano i , że długość drogi pomiędzy Japonią zwaną wtedy Cipangu ,a Europą wynosi 2400 mil morskich. Tą ilość oparł o liczby podane jeszcze przez Ptomeleusza(greckiego uczonego) <text:s/></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1T1">
        <draw:frame presentation:style-name="pr4" draw:text-style-name="P4" draw:layer="layout" svg:width="25.199cm" svg:height="3.506cm" svg:x="1.4cm" svg:y="0.837cm" presentation:class="title">
          <draw:text-box>
            <text:p text:style-name="P4"><text:span text:style-name="T1">Odkrycie Ameryki</text:span></text:p>
          </draw:text-box>
        </draw:frame>
        <draw:frame presentation:style-name="pr2" draw:text-style-name="P6" draw:layer="layout" svg:width="25.199cm" svg:height="14.286cm" svg:x="1.4cm" svg:y="4.914cm" presentation:class="outline" presentation:user-transformed="true">
          <draw:text-box>
            <text:list text:style-name="L2">
              <text:list-header>
                <text:p text:style-name="P6"><text:span text:style-name="T3">Pierwszym problemem podróży Kolumba były pieniądze, mimo iż propozycje opłacenia żegluli władcom francuskim,hiszpańskim i angielskim to żaden się nie zgodził. </text:span></text:p>
                <text:p text:style-name="P6"><text:span text:style-name="T3">Dopiero kolejne starnia na dworze hiszpańskim przyniosły pozytywną wiadomość. <text:s/>Izabela Kastylijska i król Ferdynand w 1492 roku zgodzili się sfinansować wyprawę. Mianowali Kolumba na Admirała i wicekróla oraz gubernatora odkrytych ziem.</text:span></text:p>
                <text:p text:style-name="P6"><text:span text:style-name="T3">Trzeciego sierpnia 1492 flotylla trzech statków wypłyneła z portu w Hiszpanii ku Wyspom Kanaryjskim skąd mieli dotrzeć do jednej z wysp archipelagu Bahamy nazwanej później przez Kolumba San Salvador.</text:span></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1T1">
        <draw:frame presentation:style-name="pr4" draw:text-style-name="P8" draw:layer="layout" svg:width="25.199cm" svg:height="3.506cm" svg:x="1.4cm" svg:y="0.837cm" presentation:class="title">
          <draw:text-box>
            <text:p text:style-name="P8"><text:span text:style-name="T6">Błąd Kolumba </text:span></text:p>
          </draw:text-box>
        </draw:frame>
        <draw:frame presentation:style-name="pr2" draw:text-style-name="P6" draw:layer="layout" svg:width="25.199cm" svg:height="12.179cm" svg:x="1.4cm" svg:y="4.914cm" presentation:class="outline" presentation:user-transformed="true">
          <draw:text-box>
            <text:list text:style-name="L2">
              <text:list-header>
                <text:p text:style-name="P6"><text:span text:style-name="T3">Po wylądowaniu na San Salvadorze Kolumb nazwał ich mieszkańców Indianami ponieważ uważał, że dotarł do Indii. W takim twierdzeniu pozostał aż do końca życia. Nie był świadom odkrycia nowego kontynentu. Stąd ludność dzikich plemion mieszakających do dzisiaj na terenie równin <text:s/>Ameryki nazywa Indianami. </text:span></text:p>
                <text:p text:style-name="P6"><text:span text:style-name="T3">Dopiero w późniejszych latach po wielu wątpliwościach do tego iż Krzysztof Kolumb dotarł do Azji wysłano tam Amerigo Vespucciego. Zbadał on dokładnie wybrzeża Ameryki Południowej. To od jego imienia pochodzi ówczesna nazwa Ameryka.</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1T1">
        <draw:frame presentation:style-name="pr4" draw:text-style-name="P4" draw:layer="layout" svg:width="25.199cm" svg:height="3.506cm" svg:x="1.4cm" svg:y="0.837cm" presentation:class="title">
          <draw:text-box>
            <text:p text:style-name="P4"><text:span text:style-name="T1">Na lądzie </text:span></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1T1">
        <draw:frame presentation:style-name="pr4" draw:text-style-name="P4" draw:layer="layout" svg:width="25.199cm" svg:height="3.506cm" svg:x="1.4cm" svg:y="0.837cm" presentation:class="title" presentation:user-transformed="true">
          <draw:text-box>
            <text:p text:style-name="P4"><text:span text:style-name="T1">Vasco Da Gama</text:span></text:p>
          </draw:text-box>
        </draw:frame>
        <draw:frame presentation:style-name="pr2" draw:text-style-name="P6" draw:layer="layout" svg:width="25.199cm" svg:height="12.179cm" svg:x="1.4cm" svg:y="4.914cm" presentation:class="outline">
          <draw:text-box>
            <text:list text:style-name="L2">
              <text:list-header>
                <text:p text:style-name="P6"><text:span text:style-name="T3">Kolejnym podróżnikiem,który wyruszył w daleką podroż do Indii był Vasco Da Gama. W swoją żeglugę Vasco da Gama wyruszył 8 lipca 1497 roku z portu w osadzie Najświętszej Marii Panny z Betlejem, czyli dzisiejszej lizbońskiej dzielnicy Belém. Cztery statki z ok. 160 członkami załogi po 11 miesiącach pionierskiej podróży, 20 maja 1498 roku zacumowały przy Kalikacie – mieście położonym na południowo – zachodnim wybrzeżu Indii</text:span></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Sans MS1" svg:font-family="'Comic Sans MS'" style:font-adornments="Normalny" style:font-family-generic="script"/>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3T13:55:27.956877455</meta:creation-date>
    <dc:date>2015-06-13T17:59:53.100834932</dc:date>
    <meta:editing-duration>PT46M12S</meta:editing-duration>
    <meta:editing-cycles>3</meta:editing-cycles>
    <meta:generator>LibreOffice/4.3.7.2$Linux_X86_64 LibreOffice_project/430m0$Build-2</meta:generator>
    <meta:document-statistic meta:object-count="53"/>
  </office:meta>
</office:document-meta>
</file>